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age">
            <text:p>age</text:p>
          </table:table-cell>
          <table:table-cell office:value-type="string" office:string-value="workclass=Federal-gov">
            <text:p>workclass=Federal-gov</text:p>
          </table:table-cell>
          <table:table-cell office:value-type="string" office:string-value="workclass=Local-gov">
            <text:p>workclass=Local-gov</text:p>
          </table:table-cell>
          <table:table-cell office:value-type="string" office:string-value="workclass=Never-worked">
            <text:p>workclass=Never-worked</text:p>
          </table:table-cell>
          <table:table-cell office:value-type="string" office:string-value="workclass=Private">
            <text:p>workclass=Private</text:p>
          </table:table-cell>
          <table:table-cell office:value-type="string" office:string-value="workclass=Self-emp-inc">
            <text:p>workclass=Self-emp-inc</text:p>
          </table:table-cell>
          <table:table-cell office:value-type="string" office:string-value="workclass=Self-emp-not-inc">
            <text:p>workclass=Self-emp-not-inc</text:p>
          </table:table-cell>
          <table:table-cell office:value-type="string" office:string-value="workclass=State-gov">
            <text:p>workclass=State-gov</text:p>
          </table:table-cell>
          <table:table-cell office:value-type="string" office:string-value="workclass=Without-pay">
            <text:p>workclass=Without-pay</text:p>
          </table:table-cell>
          <table:table-cell office:value-type="string" office:string-value="fnlwgt">
            <text:p>fnlwgt</text:p>
          </table:table-cell>
          <table:table-cell office:value-type="string" office:string-value="education=10th">
            <text:p>education=10th</text:p>
          </table:table-cell>
          <table:table-cell office:value-type="string" office:string-value="education=11th">
            <text:p>education=11th</text:p>
          </table:table-cell>
          <table:table-cell office:value-type="string" office:string-value="education=12th">
            <text:p>education=12th</text:p>
          </table:table-cell>
          <table:table-cell office:value-type="string" office:string-value="education=1st-4th">
            <text:p>education=1st-4th</text:p>
          </table:table-cell>
          <table:table-cell office:value-type="string" office:string-value="education=5th-6th">
            <text:p>education=5th-6th</text:p>
          </table:table-cell>
          <table:table-cell office:value-type="string" office:string-value="education=7th-8th">
            <text:p>education=7th-8th</text:p>
          </table:table-cell>
          <table:table-cell office:value-type="string" office:string-value="education=9th">
            <text:p>education=9th</text:p>
          </table:table-cell>
          <table:table-cell office:value-type="string" office:string-value="education=Assoc-acdm">
            <text:p>education=Assoc-acdm</text:p>
          </table:table-cell>
          <table:table-cell office:value-type="string" office:string-value="education=Assoc-voc">
            <text:p>education=Assoc-voc</text:p>
          </table:table-cell>
          <table:table-cell office:value-type="string" office:string-value="education=Bachelors">
            <text:p>education=Bachelors</text:p>
          </table:table-cell>
          <table:table-cell office:value-type="string" office:string-value="education=Doctorate">
            <text:p>education=Doctorate</text:p>
          </table:table-cell>
          <table:table-cell office:value-type="string" office:string-value="education=HS-grad">
            <text:p>education=HS-grad</text:p>
          </table:table-cell>
          <table:table-cell office:value-type="string" office:string-value="education=Masters">
            <text:p>education=Masters</text:p>
          </table:table-cell>
          <table:table-cell office:value-type="string" office:string-value="education=Preschool">
            <text:p>education=Preschool</text:p>
          </table:table-cell>
          <table:table-cell office:value-type="string" office:string-value="education=Prof-school">
            <text:p>education=Prof-school</text:p>
          </table:table-cell>
          <table:table-cell office:value-type="string" office:string-value="education=Some-college">
            <text:p>education=Some-college</text:p>
          </table:table-cell>
          <table:table-cell office:value-type="string" office:string-value="education-num">
            <text:p>education-num</text:p>
          </table:table-cell>
          <table:table-cell office:value-type="string" office:string-value="marital-status=Divorced">
            <text:p>marital-status=Divorced</text:p>
          </table:table-cell>
          <table:table-cell office:value-type="string" office:string-value="marital-status=Married-AF-spouse">
            <text:p>marital-status=Married-AF-spouse</text:p>
          </table:table-cell>
          <table:table-cell office:value-type="string" office:string-value="marital-status=Married-civ-spouse">
            <text:p>marital-status=Married-civ-spouse</text:p>
          </table:table-cell>
          <table:table-cell office:value-type="string" office:string-value="marital-status=Married-spouse-absent">
            <text:p>marital-status=Married-spouse-absent</text:p>
          </table:table-cell>
          <table:table-cell office:value-type="string" office:string-value="marital-status=Never-married">
            <text:p>marital-status=Never-married</text:p>
          </table:table-cell>
          <table:table-cell office:value-type="string" office:string-value="marital-status=Separated">
            <text:p>marital-status=Separated</text:p>
          </table:table-cell>
          <table:table-cell office:value-type="string" office:string-value="marital-status=Widowed">
            <text:p>marital-status=Widowed</text:p>
          </table:table-cell>
          <table:table-cell office:value-type="string" office:string-value="occupation=Adm-clerical">
            <text:p>occupation=Adm-clerical</text:p>
          </table:table-cell>
          <table:table-cell office:value-type="string" office:string-value="occupation=Armed-Forces">
            <text:p>occupation=Armed-Forces</text:p>
          </table:table-cell>
          <table:table-cell office:value-type="string" office:string-value="occupation=Craft-repair">
            <text:p>occupation=Craft-repair</text:p>
          </table:table-cell>
          <table:table-cell office:value-type="string" office:string-value="occupation=Exec-managerial">
            <text:p>occupation=Exec-managerial</text:p>
          </table:table-cell>
          <table:table-cell office:value-type="string" office:string-value="occupation=Farming-fishing">
            <text:p>occupation=Farming-fishing</text:p>
          </table:table-cell>
          <table:table-cell office:value-type="string" office:string-value="occupation=Handlers-cleaners">
            <text:p>occupation=Handlers-cleaners</text:p>
          </table:table-cell>
          <table:table-cell office:value-type="string" office:string-value="occupation=Machine-op-inspct">
            <text:p>occupation=Machine-op-inspct</text:p>
          </table:table-cell>
          <table:table-cell office:value-type="string" office:string-value="occupation=Other-service">
            <text:p>occupation=Other-service</text:p>
          </table:table-cell>
          <table:table-cell office:value-type="string" office:string-value="occupation=Priv-house-serv">
            <text:p>occupation=Priv-house-serv</text:p>
          </table:table-cell>
          <table:table-cell office:value-type="string" office:string-value="occupation=Prof-specialty">
            <text:p>occupation=Prof-specialty</text:p>
          </table:table-cell>
          <table:table-cell office:value-type="string" office:string-value="occupation=Protective-serv">
            <text:p>occupation=Protective-serv</text:p>
          </table:table-cell>
          <table:table-cell office:value-type="string" office:string-value="occupation=Sales">
            <text:p>occupation=Sales</text:p>
          </table:table-cell>
          <table:table-cell office:value-type="string" office:string-value="occupation=Tech-support">
            <text:p>occupation=Tech-support</text:p>
          </table:table-cell>
          <table:table-cell office:value-type="string" office:string-value="occupation=Transport-moving">
            <text:p>occupation=Transport-moving</text:p>
          </table:table-cell>
          <table:table-cell office:value-type="string" office:string-value="relationship=Husband">
            <text:p>relationship=Husband</text:p>
          </table:table-cell>
          <table:table-cell office:value-type="string" office:string-value="relationship=Not-in-family">
            <text:p>relationship=Not-in-family</text:p>
          </table:table-cell>
          <table:table-cell office:value-type="string" office:string-value="relationship=Other-relative">
            <text:p>relationship=Other-relative</text:p>
          </table:table-cell>
          <table:table-cell office:value-type="string" office:string-value="relationship=Own-child">
            <text:p>relationship=Own-child</text:p>
          </table:table-cell>
          <table:table-cell office:value-type="string" office:string-value="relationship=Unmarried">
            <text:p>relationship=Unmarried</text:p>
          </table:table-cell>
          <table:table-cell office:value-type="string" office:string-value="relationship=Wife">
            <text:p>relationship=Wife</text:p>
          </table:table-cell>
          <table:table-cell office:value-type="string" office:string-value="race=Amer-Indian-Eskimo">
            <text:p>race=Amer-Indian-Eskimo</text:p>
          </table:table-cell>
          <table:table-cell office:value-type="string" office:string-value="race=Asian-Pac-Islander">
            <text:p>race=Asian-Pac-Islander</text:p>
          </table:table-cell>
          <table:table-cell office:value-type="string" office:string-value="race=Black">
            <text:p>race=Black</text:p>
          </table:table-cell>
          <table:table-cell office:value-type="string" office:string-value="race=Other">
            <text:p>race=Other</text:p>
          </table:table-cell>
          <table:table-cell office:value-type="string" office:string-value="race=White">
            <text:p>race=White</text:p>
          </table:table-cell>
          <table:table-cell office:value-type="string" office:string-value="sex=Female">
            <text:p>sex=Female</text:p>
          </table:table-cell>
          <table:table-cell office:value-type="string" office:string-value="sex=Male">
            <text:p>sex=Male</text:p>
          </table:table-cell>
          <table:table-cell office:value-type="string" office:string-value="capital-gain">
            <text:p>capital-gain</text:p>
          </table:table-cell>
          <table:table-cell office:value-type="string" office:string-value="capital-loss">
            <text:p>capital-loss</text:p>
          </table:table-cell>
          <table:table-cell office:value-type="string" office:string-value="hours-per-week">
            <text:p>hours-per-week</text:p>
          </table:table-cell>
          <table:table-cell office:value-type="string" office:string-value="native-country=Cambodia">
            <text:p>native-country=Cambodia</text:p>
          </table:table-cell>
          <table:table-cell office:value-type="string" office:string-value="native-country=Canada">
            <text:p>native-country=Canada</text:p>
          </table:table-cell>
          <table:table-cell office:value-type="string" office:string-value="native-country=China">
            <text:p>native-country=China</text:p>
          </table:table-cell>
          <table:table-cell office:value-type="string" office:string-value="native-country=Columbia">
            <text:p>native-country=Columbia</text:p>
          </table:table-cell>
          <table:table-cell office:value-type="string" office:string-value="native-country=Cuba">
            <text:p>native-country=Cuba</text:p>
          </table:table-cell>
          <table:table-cell office:value-type="string" office:string-value="native-country=Dominican-Republic">
            <text:p>native-country=Dominican-Republic</text:p>
          </table:table-cell>
          <table:table-cell office:value-type="string" office:string-value="native-country=Ecuador">
            <text:p>native-country=Ecuador</text:p>
          </table:table-cell>
          <table:table-cell office:value-type="string" office:string-value="native-country=El-Salvador">
            <text:p>native-country=El-Salvador</text:p>
          </table:table-cell>
          <table:table-cell office:value-type="string" office:string-value="native-country=England">
            <text:p>native-country=England</text:p>
          </table:table-cell>
          <table:table-cell office:value-type="string" office:string-value="native-country=France">
            <text:p>native-country=France</text:p>
          </table:table-cell>
          <table:table-cell office:value-type="string" office:string-value="native-country=Germany">
            <text:p>native-country=Germany</text:p>
          </table:table-cell>
          <table:table-cell office:value-type="string" office:string-value="native-country=Greece">
            <text:p>native-country=Greece</text:p>
          </table:table-cell>
          <table:table-cell office:value-type="string" office:string-value="native-country=Guatemala">
            <text:p>native-country=Guatemala</text:p>
          </table:table-cell>
          <table:table-cell office:value-type="string" office:string-value="native-country=Haiti">
            <text:p>native-country=Haiti</text:p>
          </table:table-cell>
          <table:table-cell office:value-type="string" office:string-value="native-country=Holand-Netherlands">
            <text:p>native-country=Holand-Netherlands</text:p>
          </table:table-cell>
          <table:table-cell office:value-type="string" office:string-value="native-country=Honduras">
            <text:p>native-country=Honduras</text:p>
          </table:table-cell>
          <table:table-cell office:value-type="string" office:string-value="native-country=Hong">
            <text:p>native-country=Hong</text:p>
          </table:table-cell>
          <table:table-cell office:value-type="string" office:string-value="native-country=Hungary">
            <text:p>native-country=Hungary</text:p>
          </table:table-cell>
          <table:table-cell office:value-type="string" office:string-value="native-country=India">
            <text:p>native-country=India</text:p>
          </table:table-cell>
          <table:table-cell office:value-type="string" office:string-value="native-country=Iran">
            <text:p>native-country=Iran</text:p>
          </table:table-cell>
          <table:table-cell office:value-type="string" office:string-value="native-country=Ireland">
            <text:p>native-country=Ireland</text:p>
          </table:table-cell>
          <table:table-cell office:value-type="string" office:string-value="native-country=Italy">
            <text:p>native-country=Italy</text:p>
          </table:table-cell>
          <table:table-cell office:value-type="string" office:string-value="native-country=Jamaica">
            <text:p>native-country=Jamaica</text:p>
          </table:table-cell>
          <table:table-cell office:value-type="string" office:string-value="native-country=Japan">
            <text:p>native-country=Japan</text:p>
          </table:table-cell>
          <table:table-cell office:value-type="string" office:string-value="native-country=Laos">
            <text:p>native-country=Laos</text:p>
          </table:table-cell>
          <table:table-cell office:value-type="string" office:string-value="native-country=Mexico">
            <text:p>native-country=Mexico</text:p>
          </table:table-cell>
          <table:table-cell office:value-type="string" office:string-value="native-country=Nicaragua">
            <text:p>native-country=Nicaragua</text:p>
          </table:table-cell>
          <table:table-cell office:value-type="string" office:string-value="native-country=Outlying-US(Guam-USVI-etc)">
            <text:p>native-country=Outlying-US(Guam-USVI-etc)</text:p>
          </table:table-cell>
          <table:table-cell office:value-type="string" office:string-value="native-country=Peru">
            <text:p>native-country=Peru</text:p>
          </table:table-cell>
          <table:table-cell office:value-type="string" office:string-value="native-country=Philippines">
            <text:p>native-country=Philippines</text:p>
          </table:table-cell>
          <table:table-cell office:value-type="string" office:string-value="native-country=Poland">
            <text:p>native-country=Poland</text:p>
          </table:table-cell>
          <table:table-cell office:value-type="string" office:string-value="native-country=Portugal">
            <text:p>native-country=Portugal</text:p>
          </table:table-cell>
          <table:table-cell office:value-type="string" office:string-value="native-country=Puerto-Rico">
            <text:p>native-country=Puerto-Rico</text:p>
          </table:table-cell>
          <table:table-cell office:value-type="string" office:string-value="native-country=Scotland">
            <text:p>native-country=Scotland</text:p>
          </table:table-cell>
          <table:table-cell office:value-type="string" office:string-value="native-country=South">
            <text:p>native-country=South</text:p>
          </table:table-cell>
          <table:table-cell office:value-type="string" office:string-value="native-country=Taiwan">
            <text:p>native-country=Taiwan</text:p>
          </table:table-cell>
          <table:table-cell office:value-type="string" office:string-value="native-country=Thailand">
            <text:p>native-country=Thailand</text:p>
          </table:table-cell>
          <table:table-cell office:value-type="string" office:string-value="native-country=Trinadad&amp;Tobago">
            <text:p>native-country=Trinadad&amp;Tobago</text:p>
          </table:table-cell>
          <table:table-cell office:value-type="string" office:string-value="native-country=United-States">
            <text:p>native-country=United-States</text:p>
          </table:table-cell>
          <table:table-cell office:value-type="string" office:string-value="native-country=Vietnam">
            <text:p>native-country=Vietnam</text:p>
          </table:table-cell>
          <table:table-cell office:value-type="string" office:string-value="native-country=Yugoslavia">
            <text:p>native-country=Yugoslavia</text:p>
          </table:table-cell>
          <table:table-cell office:value-type="string" office:string-value="income=&lt;=50K">
            <text:p>income=&lt;=50K</text:p>
          </table:table-cell>
          <table:table-cell office:value-type="string" office:string-value="income=&gt;50K">
            <text:p>income=&gt;50K</text:p>
          </table:table-cell>
          <table:table-cell office:value-type="string" office:string-value="cluster">
            <text:p>cluster</text:p>
          </table:table-cell>
        </table:table-row>
        <table:table-row>
          <table:table-cell office:value-type="float" office:value="39.0">
            <text:p>3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77516.0">
            <text:p>77,5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.0">
            <text:p>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174.0">
            <text:p>2,174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83311.0">
            <text:p>83,31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.0">
            <text:p>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.0">
            <text:p>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38.0">
            <text:p>3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15646.0">
            <text:p>215,64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9.0">
            <text:p>9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53.0">
            <text:p>5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34721.0">
            <text:p>234,72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.0">
            <text:p>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28.0">
            <text:p>2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38409.0">
            <text:p>338,40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.0">
            <text:p>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37.0">
            <text:p>3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84582.0">
            <text:p>284,58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4.0">
            <text:p>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49.0">
            <text:p>4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60187.0">
            <text:p>160,18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52.0">
            <text:p>5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09642.0">
            <text:p>209,6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9.0">
            <text:p>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5.0">
            <text:p>4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31.0">
            <text:p>3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5781.0">
            <text:p>45,78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4.0">
            <text:p>1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4084.0">
            <text:p>14,084</text:p>
          </table:table-cell>
          <table:table-cell office:value-type="float" office:value="0.0">
            <text:p>0</text:p>
          </table:table-cell>
          <table:table-cell office:value-type="float" office:value="50.0">
            <text:p>5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42.0">
            <text:p>4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59449.0">
            <text:p>159,44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.0">
            <text:p>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178.0">
            <text:p>5,178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37.0">
            <text:p>3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80464.0">
            <text:p>280,46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80.0">
            <text:p>8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30.0">
            <text:p>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41297.0">
            <text:p>141,29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.0">
            <text:p>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23.0">
            <text:p>2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22272.0">
            <text:p>122,27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.0">
            <text:p>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.0">
            <text:p>3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32.0">
            <text:p>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05019.0">
            <text:p>205,01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2.0">
            <text:p>1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0.0">
            <text:p>5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21772.0">
            <text:p>121,77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1.0">
            <text:p>1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table:number-columns-repeated="41"/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34.0">
            <text:p>3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45487.0">
            <text:p>245,48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5.0">
            <text:p>4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25.0">
            <text:p>2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76756.0">
            <text:p>176,75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9.0">
            <text:p>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5.0">
            <text:p>3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32.0">
            <text:p>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6824.0">
            <text:p>186,82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9.0">
            <text:p>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38.0">
            <text:p>38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8887.0">
            <text:p>28,88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.0">
            <text:p>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0.0">
            <text:p>5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43.0">
            <text:p>4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92175.0">
            <text:p>292,17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4.0">
            <text:p>14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5.0">
            <text:p>4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3524.0">
            <text:p>193,52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6.0">
            <text:p>1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0.0">
            <text:p>6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54.0">
            <text:p>5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02146.0">
            <text:p>302,14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9.0">
            <text:p>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0.0">
            <text:p>2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35.0">
            <text:p>35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6845.0">
            <text:p>76,84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43.0">
            <text:p>4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17037.0">
            <text:p>117,037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7.0">
            <text:p>7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2042.0">
            <text:p>2,042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59.0">
            <text:p>5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09015.0">
            <text:p>109,0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9.0">
            <text:p>9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3">
            <text:p>cluster3</text:p>
          </table:table-cell>
        </table:table-row>
        <table:table-row>
          <table:table-cell office:value-type="float" office:value="56.0">
            <text:p>56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16851.0">
            <text:p>216,85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.0">
            <text:p>13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19.0">
            <text:p>1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68294.0">
            <text:p>168,29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9.0">
            <text:p>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54.0">
            <text:p>54</text:p>
          </table:table-cell>
          <table:table-cell table:number-columns-repeated="8"/>
          <table:table-cell office:value-type="float" office:value="180211.0">
            <text:p>180,21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table:number-columns-repeated="14"/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0.0">
            <text:p>6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39.0">
            <text:p>3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67260.0">
            <text:p>367,26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9.0">
            <text:p>9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80.0">
            <text:p>8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49.0">
            <text:p>4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3366.0">
            <text:p>193,366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9.0">
            <text:p>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2">
            <text:p>cluster2</text:p>
          </table:table-cell>
        </table:table-row>
        <table:table-row>
          <table:table-cell office:value-type="float" office:value="23.0">
            <text:p>23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90709.0">
            <text:p>190,709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2.0">
            <text:p>1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52.0">
            <text:p>5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20.0">
            <text:p>2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66015.0">
            <text:p>266,01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0.0">
            <text:p>1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4.0">
            <text:p>44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</table:table-row>
        <table:table-row>
          <table:table-cell office:value-type="float" office:value="45.0">
            <text:p>45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386940.0">
            <text:p>386,9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3.0">
            <text:p>13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1408.0">
            <text:p>1,408</text:p>
          </table:table-cell>
          <table:table-cell office:value-type="float" office:value="40.0">
            <text:p>4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  <table:table-cell office:value-type="string" office:string-value="cluster1">
            <text:p>cluster1</text:p>
          </table:table-cell>
        </table:table-row>
        <table:table-row table:number-rows-repeated="1">
          <table:table-cell table:number-columns-repeated="1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